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54ef3" officeooo:paragraph-rsid="00154ef3"/>
    </style:style>
    <style:style style:name="P4" style:family="paragraph" style:parent-style-name="Standard">
      <style:paragraph-properties fo:text-align="start" style:justify-single-word="false"/>
      <style:text-properties officeooo:rsid="0017bd32" officeooo:paragraph-rsid="0017bd32"/>
    </style:style>
    <style:style style:name="P5" style:family="paragraph" style:parent-style-name="Standard">
      <style:paragraph-properties fo:text-align="start" style:justify-single-word="false"/>
      <style:text-properties officeooo:rsid="0019755f" officeooo:paragraph-rsid="0019755f"/>
    </style:style>
    <style:style style:name="P6" style:family="paragraph" style:parent-style-name="Standard">
      <style:paragraph-properties fo:text-align="start" style:justify-single-word="false"/>
      <style:text-properties officeooo:rsid="001ff94b" officeooo:paragraph-rsid="001ff94b"/>
    </style:style>
    <style:style style:name="P7" style:family="paragraph" style:parent-style-name="Standard">
      <style:paragraph-properties fo:text-align="start" style:justify-single-word="false"/>
      <style:text-properties officeooo:rsid="002007ef" officeooo:paragraph-rsid="002007ef"/>
    </style:style>
    <style:style style:name="P8" style:family="paragraph" style:parent-style-name="Standard">
      <style:paragraph-properties fo:text-align="start" style:justify-single-word="false"/>
      <style:text-properties officeooo:rsid="00214085" officeooo:paragraph-rsid="00214085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6c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ES JOINTURES</text:p>
      <text:p text:style-name="P1"/>
      <text:p text:style-name="P2"/>
      <text:p text:style-name="P3">1 / </text:p>
      <text:p text:style-name="P3">SELECT*</text:p>
      <text:p text:style-name="P3">FROM film</text:p>
      <text:p text:style-name="P3">LEFT JOIN language ON film.film_id = language.language_id</text:p>
      <text:p text:style-name="P3">ORDER BY film_id ASC LIMIT 10</text:p>
      <text:p text:style-name="P3"/>
      <text:p text:style-name="P3"/>
      <text:p text:style-name="P4">2 /</text:p>
      <text:p text:style-name="P4">SELECT*</text:p>
      <text:p text:style-name="P4">FROM film</text:p>
      <text:p text:style-name="P4">LEFT JOIN film_actor ON film.film_id = film_actor.film_id</text:p>
      <text:p text:style-name="P4">RIGHT JOIN actor ON actor.actor_id = film_actor.actor_id </text:p>
      <text:p text:style-name="P4">WHERE (first_name = 'JENNIFER' AND last_name = 'DAVIS') AND release_year = '2006'</text:p>
      <text:p text:style-name="P4"/>
      <text:p text:style-name="P4"/>
      <text:p text:style-name="P4">3 /</text:p>
      <text:p text:style-name="P4">SELECT*</text:p>
      <text:p text:style-name="P4">FROM customer</text:p>
      <text:p text:style-name="P4">LEFT JOIN rental ON customer.customer_id = rental.customer_id</text:p>
      <text:p text:style-name="P4">RIGHT JOIN inventory ON rental.customer_id = inventory.inventory_id</text:p>
      <text:p text:style-name="P4">JOIN film ON inventory.inventory_id = film.film_id </text:p>
      <text:p text:style-name="P4">WHERE title = 'ALABAMA DEVIL' </text:p>
      <text:p text:style-name="P4"/>
      <text:p text:style-name="P4"/>
      <text:p text:style-name="P5">4 /</text:p>
      <text:p text:style-name="P5">SELECT*</text:p>
      <text:p text:style-name="P5">FROM film</text:p>
      <text:p text:style-name="P5">JOIN inventory ON film.film_id = inventory.film_id</text:p>
      <text:p text:style-name="P5">JOIN rental ON inventory.film_id = inventory.inventory_id</text:p>
      <text:p text:style-name="P5">JOIN customer ON inventory.inventory_id = customer.customer_id</text:p>
      <text:p text:style-name="P5">JOIN address ON customer.customer_id = address.address_id</text:p>
      <text:p text:style-name="P5">JOIN city ON address.address_id = city.city_id</text:p>
      <text:p text:style-name="P5">WHERE city = 'Woodridge' OR rental_duration = 0</text:p>
      <text:p text:style-name="P5"/>
      <text:p text:style-name="P6">5 / </text:p>
      <text:p text:style-name="P6">SELECT*</text:p>
      <text:p text:style-name="P6">FROM film</text:p>
      <text:p text:style-name="P6">ORDER BY rental_duration ASC LIMIT 10</text:p>
      <text:p text:style-name="P6"/>
      <text:p text:style-name="P7"/>
      <text:p text:style-name="P7">6 /</text:p>
      <text:p text:style-name="P5">SELECT*</text:p>
      <text:p text:style-name="P5">FROM film</text:p>
      <text:p text:style-name="P5">JOIN film_category ON film.film_id = film_category.film_id</text:p>
      <text:p text:style-name="P5">JOIN category ON film_category.film_id = category.category_id</text:p>
      <text:p text:style-name="P5">ORDER BY title ASC</text:p>
      <text:p text:style-name="P5"/>
      <text:p text:style-name="P5"/>
      <text:p text:style-name="P5"/>
      <text:p text:style-name="P5"><text:soft-page-break/></text:p>
      <text:p text:style-name="P8">7 / </text:p>
      <text:p text:style-name="P8">SELECT*</text:p>
      <text:p text:style-name="P8">FROM film</text:p>
      <text:p text:style-name="P8">WHERE rental_duration &lt; 2 ORDER BY rental_duratio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2T14:22:13.282718014</meta:creation-date>
    <dc:date>2021-04-22T23:53:52.328059891</dc:date>
    <meta:editing-duration>PT2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168" meta:character-count="1187" meta:non-whitespace-character-count="1054"/>
  </office:meta>
</office:document-meta>
</file>